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ubmitTag.doStartTag( Appender sb , AbstractTagState render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putSubmit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Submit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